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193.21pt"/>
    </style:style>
    <style:style style:name="co4" style:family="table-column">
      <style:table-column-properties fo:break-before="auto" style:column-width="118.35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390.05pt"/>
    </style:style>
    <style:style style:name="co8" style:family="table-column">
      <style:table-column-properties fo:break-before="auto" style:column-width="75.86pt"/>
    </style:style>
    <style:style style:name="co9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ssumption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1</text:p>
          </table:table-cell>
          <table:table-cell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1" calcext:value-type="float">
            <text:p>1</text:p>
          </table:table-cell>
          <table:table-cell table:formula="of:=(1+(0.5*((10 - [.H3])/9)))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Heal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2</text:p>
          </table:table-cell>
          <table:table-cell table:style-name="ce1" table:formula="of:=462/37" office:value-type="float" office:value="12.4864864864865" calcext:value-type="float">
            <text:p>12.4864864864865</text:p>
          </table:table-cell>
          <table:table-cell/>
          <table:table-cell office:value-type="float" office:value="2" calcext:value-type="float">
            <text:p>2</text:p>
          </table:table-cell>
          <table:table-cell table:formula="of:=(1+(0.5*((10 - [.H4])/9)))" office:value-type="float" office:value="1.44444444444444" calcext:value-type="float">
            <text:p>1.44444444444444</text:p>
          </table:table-cell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l 3</text:p>
          </table:table-cell>
          <table:table-cell table:style-name="ce1" table:formula="of:=781/37" office:value-type="float" office:value="21.1081081081081" calcext:value-type="float">
            <text:p>21.1081081081081</text:p>
          </table:table-cell>
          <table:table-cell/>
          <table:table-cell office:value-type="float" office:value="3" calcext:value-type="float">
            <text:p>3</text:p>
          </table:table-cell>
          <table:table-cell table:formula="of:=(1+(0.5*((10 - [.H5])/9)))" office:value-type="float" office:value="1.38888888888889" calcext:value-type="float">
            <text:p>1.38888888888889</text:p>
          </table:table-cell>
        </table:table-row>
        <table:table-row table:style-name="ro1">
          <table:table-cell/>
          <table:table-cell office:value-type="string" calcext:value-type="string">
            <text:p>Ongoing Durat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l 4</text:p>
          </table:table-cell>
          <table:table-cell table:style-name="ce1" table:formula="of:=1087/37" office:value-type="float" office:value="29.3783783783784" calcext:value-type="float">
            <text:p>29.3783783783784</text:p>
          </table:table-cell>
          <table:table-cell/>
          <table:table-cell office:value-type="float" office:value="4" calcext:value-type="float">
            <text:p>4</text:p>
          </table:table-cell>
          <table:table-cell table:formula="of:=(1+(0.5*((10 - [.H6])/9)))" office:value-type="float" office:value="1.33333333333333" calcext:value-type="float">
            <text:p>1.33333333333333</text:p>
          </table:table-cell>
        </table:table-row>
        <table:table-row table:style-name="ro1">
          <table:table-cell/>
          <table:table-cell office:value-type="string" calcext:value-type="string">
            <text:p>Play Card</text:p>
          </table:table-cell>
          <table:table-cell office:value-type="string" calcext:value-type="string">
            <text:p>Avg Card Value</text:p>
          </table:table-cell>
          <table:table-cell/>
          <table:table-cell office:value-type="string" calcext:value-type="string">
            <text:p>All 5</text:p>
          </table:table-cell>
          <table:table-cell table:style-name="ce1" table:formula="of:=1279/37" office:value-type="float" office:value="34.5675675675676" calcext:value-type="float">
            <text:p>34.5675675675676</text:p>
          </table:table-cell>
          <table:table-cell/>
          <table:table-cell office:value-type="float" office:value="5" calcext:value-type="float">
            <text:p>5</text:p>
          </table:table-cell>
          <table:table-cell table:formula="of:=(1+(0.5*((10 - [.H7])/9)))" office:value-type="float" office:value="1.27777777777778" calcext:value-type="float">
            <text:p>1.27777777777778</text:p>
          </table:table-cell>
        </table:table-row>
        <table:table-row table:style-name="ro1">
          <table:table-cell/>
          <table:table-cell office:value-type="string" calcext:value-type="string">
            <text:p>Draw Card / Play Card</text:p>
          </table:table-cell>
          <table:table-cell table:style-name="ce2" office:value-type="float" office:value="0.2" calcext:value-type="float">
            <text:p>0.2</text:p>
          </table:table-cell>
          <table:table-cell/>
          <table:table-cell office:value-type="string" calcext:value-type="string">
            <text:p>All 6</text:p>
          </table:table-cell>
          <table:table-cell table:style-name="ce1" table:formula="of:=1369/37" office:value-type="float" office:value="37" calcext:value-type="float">
            <text:p>37</text:p>
          </table:table-cell>
          <table:table-cell/>
          <table:table-cell office:value-type="float" office:value="6" calcext:value-type="float">
            <text:p>6</text:p>
          </table:table-cell>
          <table:table-cell table:formula="of:=(1+(0.5*((10 - [.H8])/9)))" office:value-type="float" office:value="1.22222222222222" calcext:value-type="float">
            <text:p>1.22222222222222</text:p>
          </table:table-cell>
        </table:table-row>
        <table:table-row table:style-name="ro1">
          <table:table-cell/>
          <table:table-cell office:value-type="string" calcext:value-type="string">
            <text:p>Self Heal</text:p>
          </table:table-cell>
          <table:table-cell office:value-type="string" calcext:value-type="string">
            <text:p>(Ass.C22*(Ass.C19/(Max Health)))</text:p>
          </table:table-cell>
          <table:table-cell/>
          <table:table-cell office:value-type="string" calcext:value-type="string">
            <text:p>Straight 1</text:p>
          </table:table-cell>
          <table:table-cell table:style-name="ce1"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7" calcext:value-type="float">
            <text:p>7</text:p>
          </table:table-cell>
          <table:table-cell table:formula="of:=(1+(0.5*((10 - [.H9])/9)))" office:value-type="float" office:value="1.16666666666667" calcext:value-type="float">
            <text:p>1.16666666666667</text:p>
          </table:table-cell>
        </table:table-row>
        <table:table-row table:style-name="ro1">
          <table:table-cell/>
          <table:table-cell office:value-type="string" calcext:value-type="string">
            <text:p>Option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Straight 2</text:p>
          </table:table-cell>
          <table:table-cell table:style-name="ce1" table:formula="of:=318/37" office:value-type="float" office:value="8.5945945945946" calcext:value-type="float">
            <text:p>8.5945945945946</text:p>
          </table:table-cell>
          <table:table-cell/>
          <table:table-cell office:value-type="float" office:value="8" calcext:value-type="float">
            <text:p>8</text:p>
          </table:table-cell>
          <table:table-cell table:formula="of:=(1+(0.5*((10 - [.H10])/9)))" office:value-type="float" office:value="1.11111111111111" calcext:value-type="float">
            <text:p>1.11111111111111</text:p>
          </table:table-cell>
        </table:table-row>
        <table:table-row table:style-name="ro1">
          <table:table-cell/>
          <table:table-cell office:value-type="string" calcext:value-type="string">
            <text:p>Damage Instance Chanc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Straight 3</text:p>
          </table:table-cell>
          <table:table-cell table:style-name="ce1" table:formula="of:=414/37" office:value-type="float" office:value="11.1891891891892" calcext:value-type="float">
            <text:p>11.1891891891892</text:p>
          </table:table-cell>
          <table:table-cell/>
          <table:table-cell office:value-type="float" office:value="9" calcext:value-type="float">
            <text:p>9</text:p>
          </table:table-cell>
          <table:table-cell table:formula="of:=(1+(0.5*((10 - [.H11])/9)))" office:value-type="float" office:value="1.05555555555556" calcext:value-type="float">
            <text:p>1.05555555555556</text:p>
          </table:table-cell>
        </table:table-row>
        <table:table-row table:style-name="ro1">
          <table:table-cell/>
          <table:table-cell office:value-type="string" calcext:value-type="string">
            <text:p>Remove Ongo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raight 4</text:p>
          </table:table-cell>
          <table:table-cell table:style-name="ce1" table:formula="of:=468/37" office:value-type="float" office:value="12.6486486486486" calcext:value-type="float">
            <text:p>12.648648648648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+(0.5*((10 - [.H12])/9)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ut of Hand Multipl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aight 5</text:p>
          </table:table-cell>
          <table:table-cell table:style-name="ce1" table:formula="of:=492/37" office:value-type="float" office:value="13.2972972972973" calcext:value-type="float">
            <text:p>13.297297297297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+(0.5*((10 - [.H13])/9)))" office:value-type="float" office:value="0.944444444444444" calcext:value-type="float">
            <text:p>0.944444444444444</text:p>
          </table:table-cell>
        </table:table-row>
        <table:table-row table:style-name="ro1">
          <table:table-cell/>
          <table:table-cell office:value-type="string" calcext:value-type="string">
            <text:p>Knockb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aight 6</text:p>
          </table:table-cell>
          <table:table-cell table:style-name="ce1" table:formula="of:=498/37" office:value-type="float" office:value="13.4594594594595" calcext:value-type="float">
            <text:p>13.45945945945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placemen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vg Ongoing Amount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vg Char Power</text:p>
          </table:table-cell>
          <table:table-cell office:value-type="float" office:value="4000" calcext:value-type="float">
            <text:p>4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vg Char Health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vg Card Power</text:p>
          </table:table-cell>
          <table:table-cell table:formula="of:=[.C18]/[.C19]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ow to Speed 10</text:p>
          </table:table-cell>
          <table:table-cell table:formula="of:=[.C20]*0.25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lf Heal Multiplier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</table:table>
      <table:table table:name="Knight_Errant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Pre-Avg Value</text:p>
          </table:table-cell>
          <table:table-cell table:style-name="ce4" office:value-type="string" calcext:value-type="string">
            <text:p>Post-Avg Value</text:p>
          </table:table-cell>
        </table:table-row>
        <table:table-row table:style-name="ro1">
          <table:table-cell/>
          <table:table-cell office:value-type="string" calcext:value-type="string">
            <text:p>H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*Range*(4 Speed)</text:p>
          </table:table-cell>
          <table:table-cell table:formula="of:=[Ass.C5]*[.D18]*[Ass.I6]" office:value-type="float" office:value="38.9189189189189" calcext:value-type="float">
            <text:p>38.91891891891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7 Damage)*Range*(7 Speed)</text:p>
          </table:table-cell>
          <table:table-cell table:formula="of:=7*[.D18]*[Ass.I9]" office:value-type="float" office:value="79.4594594594595" calcext:value-type="float">
            <text:p>79.45945945945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Discard Ongoing)*Range*(9 Speed)</text:p>
          </table:table-cell>
          <table:table-cell table:formula="of:=[Ass.C12]*[Ass.F8]*[Ass.I11]" office:value-type="float" office:value="156.222222222222" calcext:value-type="float">
            <text:p>156.2222222222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d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ard)</text:p>
          </table:table-cell>
          <table:table-cell office:value-type="float" office:value="0" calcext:value-type="float">
            <text:p>0</text:p>
          </table:table-cell>
          <table:table-cell table:formula="of:=2*[.D22]" office:value-type="float" office:value="116.947235855987" calcext:value-type="float">
            <text:p>116.9472358559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nceal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AOE – 1)*(Lance Card Value)*(Lance Cards/Total cards)*Turns</text:p>
          </table:table-cell>
          <table:table-cell table:formula="of:=(SQRT(2)-1)*[.E4]*(10/30)*[Ass.C6]" office:value-type="float" office:value="54.8553096115721" calcext:value-type="float">
            <text:p>54.85530961157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u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educing Speed 2 bonus)*(Avg card value)*Uses</text:p>
          </table:table-cell>
          <table:table-cell office:value-type="float" office:value="0" calcext:value-type="float">
            <text:p>0</text:p>
          </table:table-cell>
          <table:table-cell table:formula="of:=([Ass.I3]-[Ass.I5])*[.D22]*[Ass.C6]" office:value-type="float" office:value="32.4853432933297" calcext:value-type="float">
            <text:p>32.4853432933297</text:p>
          </table:table-cell>
        </table:table-row>
        <table:table-row table:style-name="ro1">
          <table:table-cell/>
          <table:table-cell office:value-type="string" calcext:value-type="string">
            <text:p>The Holy G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+(Draw Card)+(SelfHeal 2))*Option*Uses</text:p>
          </table:table-cell>
          <table:table-cell table:formula="of:=(0+0+2*([Ass.C22]*([Ass.C19]/([.D24]))) )*[Ass.C10]*[Ass.C6]" office:value-type="float" office:value="169.270833333333" calcext:value-type="float">
            <text:p>169.270833333333</text:p>
          </table:table-cell>
          <table:table-cell table:formula="of:=(0+([.D22]*[Ass.C8])+2*([Ass.C22]*([Ass.C19]/([.D24]))) )*[Ass.C10]*[Ass.C6]" office:value-type="float" office:value="242.362855743325" calcext:value-type="float">
            <text:p>242.362855743325</text:p>
          </table:table-cell>
        </table:table-row>
        <table:table-row table:style-name="ro1">
          <table:table-cell/>
          <table:table-cell office:value-type="string" calcext:value-type="string">
            <text:p>Rocin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p*Uses*Duration</text:p>
          </table:table-cell>
          <table:table-cell table:formula="of:=[.E3]*([.C3]/30)*[Ass.C6]" office:value-type="float" office:value="51.8918918918919" calcext:value-type="float">
            <text:p>51.89189189189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calib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4 Damage)*(Range 1)*((Hop Cards)/(Total Cards))*Duration</text:p>
          </table:table-cell>
          <table:table-cell table:formula="of:=(4)*[Ass.F3]*([.C3]/30)*[Ass.C6]" office:value-type="float" office:value="25.9459459459459" calcext:value-type="float">
            <text:p>25.94594594594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msel in Dist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vg Non-Lance Card)*(Probability landing Lance)*((Lance Cards)/(Total Cards))*Duration</text:p>
          </table:table-cell>
          <table:table-cell office:value-type="float" office:value="0" calcext:value-type="float">
            <text:p>0</text:p>
          </table:table-cell>
          <table:table-cell table:formula="of:=[.D21]*[.D20]*(10/30)*[Ass.C6]" office:value-type="float" office:value="39.9839143018836" calcext:value-type="float">
            <text:p>39.9839143018836</text:p>
          </table:table-cell>
        </table:table-row>
        <table:table-row table:style-name="ro1">
          <table:table-cell/>
          <table:table-cell office:value-type="string" calcext:value-type="string">
            <text:p>Plate 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amage Instance Chance)*(Self Heal 1)*Duration</text:p>
          </table:table-cell>
          <table:table-cell table:formula="of:=[Ass.C11]*[Ass.C22]*([Ass.C19]/[.D24])*[Ass.C6]" office:value-type="float" office:value="33.8541666666667" calcext:value-type="float">
            <text:p>33.8541666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dj Enemy Hop Chance)*((Hop Cards)/(Total Cards))*(Avg Card)*Duration</text:p>
          </table:table-cell>
          <table:table-cell office:value-type="float" office:value="0" calcext:value-type="float">
            <text:p>0</text:p>
          </table:table-cell>
          <table:table-cell table:formula="of:=[.D19]*([.C3]/30)*[.D22]*[Ass.C6]" office:value-type="float" office:value="38.9824119519956" calcext:value-type="float">
            <text:p>38.982411951995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Assumption</text:p>
          </table:table-cell>
          <table:table-cell table:style-name="ce4"/>
          <table:table-cell table:style-name="ce4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night Move</text:p>
          </table:table-cell>
          <table:table-cell/>
          <table:table-cell table:formula="of:=(6*6+8*12+10*6+11*6+14*6+18*1)/37" office:value-type="float" office:value="9.72972972972973" calcext:value-type="float">
            <text:p>9.729729729729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j Enemy Hop Chance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ce Hit Probability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g Non-Lance Card</text:p>
          </table:table-cell>
          <table:table-cell/>
          <table:table-cell table:formula="of:=(([.C3]*[.E3])+([.C5]*[.E5])+([.C6]*[.E6])+([.C8]*[.E8])+([.C9]*[.E9])+([.C10]*[.E10])+([.C11]*[.E11])+([.C12]*[.E12])+([.C13]*[.E13])+([.C14]*[.E14])+([.C15]*[.E15]))/([.C3]+[.C5]+[.C6]+SUM([.C8:.C15]))" office:value-type="float" office:value="47.9806971622603" calcext:value-type="float">
            <text:p>47.98069716226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-Avg Card</text:p>
          </table:table-cell>
          <table:table-cell/>
          <table:table-cell table:formula="of:=(([.C3]*[.E3])+([.C4]*[.E4])+([.C5]*[.E5])+([.C6]*[.E6])+([.C8]*[.E8])+([.C9]*[.E9])+([.C10]*[.E10])+([.C11]*[.E11])+([.C12]*[.E12])+([.C13]*[.E13])+([.C14]*[.E14])+([.C15]*[.E15]))/(SUM([.C3:.C6])+SUM([.C8:.C15]))" office:value-type="float" office:value="58.4736179279934" calcext:value-type="float">
            <text:p>58.47361792799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t-Avg Card</text:p>
          </table:table-cell>
          <table:table-cell/>
          <table:table-cell table:formula="of:=(([.C3]*[.E3])+([.C4]*[.E4])+([.C5]*[.E5])+([.C6]*[.F6])+([.C8]*[.E8])+([.C9]*[.F9])+([.C10]*[.F10])+([.C11]*[.E11])+([.C12]*[.E12])+([.C13]*[.F13])+([.C14]*[.E14])+([.C15]*[.F15]))/(SUM([.C3:.C6])+SUM([.C8:.C15]))" office:value-type="float" office:value="72.4215567169658" calcext:value-type="float">
            <text:p>72.42155671696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/>
          <table:table-cell table:formula="of:=[.D24]*[.D23]" office:value-type="float" office:value="1738.11736120718" calcext:value-type="float">
            <text:p>1738.117361207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07:16:35.489559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7:45:02.756496250</meta:creation-date>
    <dc:date>2019-01-21T09:12:30.880116938</dc:date>
    <meta:editing-duration>PT1H46M33S</meta:editing-duration>
    <meta:editing-cycles>17</meta:editing-cycles>
    <meta:generator>LibreOffice/6.1.4.2$Linux_X86_64 LibreOffice_project/9d0f32d1f0b509096fd65e0d4bec26ddd1938fd3</meta:generator>
    <meta:document-statistic meta:table-count="2" meta:cell-count="168" meta:object-count="0"/>
  </office:meta>
</office:document-meta>
</file>